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.5pt" fo:language="en" fo:country="US" fo:font-style="normal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P2" style:family="paragraph" style:parent-style-name="Standard">
      <style:text-properties style:font-name="Times New Roman" fo:font-size="10.5pt" fo:language="ru" fo:country="RU" fo:font-style="normal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text-properties fo:font-size="7pt" style:font-size-asian="7pt" style:font-size-complex="7pt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style:text-autospace="none"/>
    </style:style>
    <style:style style:name="P11" style:family="paragraph">
      <style:paragraph-properties fo:text-align="start"/>
      <style:text-properties fo:font-size="10.5pt" style:font-size-asian="10.5pt" style:font-size-complex="10.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 CYR" fo:font-size="12pt" style:font-name-asian="Arial CYR" style:font-size-asian="12pt" style:font-name-complex="Arial CYR" style:font-size-complex="12pt"/>
    </style:style>
    <style:style style:name="T7" style:family="text">
      <style:text-properties style:font-name="Arial CYR" fo:font-size="12pt" style:font-name-asian="Arial CYR" style:font-name-complex="Arial CYR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style:font-name="Arial CYR" fo:font-size="10.5pt" style:font-name-asian="Arial CYR" style:font-size-asian="10.5pt" style:font-name-complex="Arial CYR" style:font-size-complex="10.5pt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draw:textarea-horizontal-align="justify" draw:textarea-vertical-align="middle" draw:auto-grow-height="false" fo:min-height="0cm" fo:min-width="0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35cm" svg:stroke-color="#000000" draw:fill="none" draw:fill-color="#ffffff" fo:min-height="0.48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5cm" draw:marker-end="Arrow" draw:marker-end-width="0.152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draw:marker-end="Arrow" draw:marker-end-width="0.15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35cm" svg:stroke-color="#000000" draw:fill="none" draw:fill-color="#ffffff" fo:min-height="0.85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35cm" svg:stroke-color="#000000" draw:fill="none" draw:fill-color="#ffffff" fo:min-height="0.53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35cm" svg:stroke-color="#000000" draw:fill="none" draw:fill-color="#ffffff" fo:min-height="0.45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35cm" svg:stroke-color="#000000" draw:fill="none" draw:fill-color="#ffffff" fo:min-height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35cm" svg:stroke-color="#000000" draw:fill="none" draw:fill-color="#ffffff" fo:min-height="0.65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35cm" svg:stroke-color="#000000" draw:fill="none" draw:fill-color="#ffffff" fo:min-height="0.57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35cm" svg:stroke-color="#000000" draw:fill="none" draw:fill-color="#ffffff" fo:min-height="0.73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35cm" svg:stroke-color="#000000" draw:fill="none" draw:fill-color="#ffffff" fo:min-height="0.5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035cm" svg:stroke-color="#000000" draw:fill="none" draw:fill-color="#ffffff" fo:min-height="0.52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.035cm" svg:stroke-color="#000000" draw:fill="none" draw:fill-color="#ffffff" fo:min-height="0.49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width="0.035cm" svg:stroke-color="#000000" draw:fill="none" draw:fill-color="#ffffff" fo:min-height="0.65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5cm" draw:marker-end="" draw:marker-end-width="0.203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.035cm" svg:stroke-color="#000000" draw:fill="none" draw:fill-color="#ffffff" fo:min-height="0.6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49cm" draw:marker-start="Arrow" draw:marker-start-width="0.15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35cm" draw:marker-start="" draw:marker-end="" draw:marker-end-width="0.178cm" draw:textarea-horizontal-align="center" draw:textarea-vertical-align="middle" fo:padding-top="0.018cm" fo:padding-bottom="0.018cm" fo:padding-left="0.018cm" fo:padding-right="0.018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marker-end="Стили_20_стрелок_20_1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.049cm" draw:marker-start="" draw:marker-end="Arrow" draw:marker-end-width="0.1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.049cm" svg:stroke-color="#000000" draw:marker-start="" draw:marker-end="" draw:fill="none" draw:fill-color="#ffffff" fo:min-height="0.4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solid" svg:stroke-width="0.049cm" draw:marker-start="" draw:marker-end="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width="0.049cm" svg:stroke-color="#000000" draw:marker-start="" draw:marker-end="" draw:fill="none" draw:fill-color="#ffffff" fo:min-height="0.47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.049cm" svg:stroke-color="#000000" draw:marker-start="" draw:marker-end="" draw:fill="none" draw:fill-color="#ffffff" fo:min-height="0.4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solid" svg:stroke-width="0.035cm" draw:marker-start="Arrow" draw:marker-start-width="0.152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0.7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6" draw:style-name="gr4" svg:width="2.973cm" svg:height="1.445cm" svg:x="6.636cm" svg:y="3.85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"><draw:frame text:anchor-type="paragraph" draw:z-index="68" draw:style-name="gr28" draw:text-style-name="P11" svg:width="3.156cm" svg:height="0.521cm" svg:x="-1.261cm" svg:y="11.543cm"><draw:text-box><text:p><text:span text:style-name="T8">x2=(- b - </text:span><text:span text:style-name="T9">√</text:span><text:span text:style-name="T8">d)/(2*a)</text:span></text:p></draw:text-box></draw:frame><draw:rect text:anchor-type="paragraph" draw:z-index="65" draw:style-name="gr27" draw:text-style-name="P4" svg:width="2.871cm" svg:height="0.713cm" svg:x="-1.266cm" svg:y="11.437cm"><text:p/></draw:rect><draw:rect text:anchor-type="paragraph" draw:z-index="64" draw:style-name="gr27" draw:text-style-name="P4" svg:width="3.033cm" svg:height="0.713cm" svg:x="-1.289cm" svg:y="9.64cm"><text:p/></draw:rect><draw:line text:anchor-type="paragraph" draw:z-index="54" draw:style-name="gr7" draw:text-style-name="P4" svg:x1="0.441cm" svg:y1="8.079cm" svg:x2="0.43cm" svg:y2="9.64cm"><text:p/></draw:line><draw:line text:anchor-type="paragraph" draw:z-index="55" draw:style-name="gr3" draw:text-style-name="P4" svg:x1="2.09cm" svg:y1="8.078cm" svg:x2="0.441cm" svg:y2="8.078cm"><text:p/></draw:line><draw:line text:anchor-type="paragraph" draw:z-index="56" draw:style-name="gr23" draw:text-style-name="P4" svg:x1="0.104cm" svg:y1="9.712cm" svg:x2="0.104cm" svg:y2="10.054cm"><text:p/></draw:line><draw:line text:anchor-type="paragraph" draw:z-index="57" draw:style-name="gr19" draw:text-style-name="P4" svg:x1="0.409cm" svg:y1="12.15cm" svg:x2="0.409cm" svg:y2="12.751cm"><text:p/></draw:line><draw:line text:anchor-type="paragraph" draw:z-index="46" draw:style-name="gr3" draw:text-style-name="P4" svg:x1="0.365cm" svg:y1="13.783cm" svg:x2="7.473cm" svg:y2="13.783cm"><text:p/></draw:line><draw:custom-shape text:anchor-type="paragraph" draw:z-index="58" draw:style-name="gr4" svg:width="3.357cm" svg:height="0.773cm" svg:x="-1.621cm" svg:y="12.786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69" draw:style-name="gr29" svg:width="3.063cm" svg:height="0.498cm" svg:x="-1.187cm" svg:y="9.761cm"><draw:text-box><text:p><text:span text:style-name="T8">x1=(- b + </text:span><text:span text:style-name="T9">√</text:span><text:span text:style-name="T8">d)/(2*a)</text:span></text:p></draw:text-box></draw:frame><draw:frame text:anchor-type="paragraph" draw:z-index="32" draw:style-name="gr12" draw:text-style-name="P9" svg:width="1.567cm" svg:height="0.69cm" svg:x="7.777cm" svg:y="3.856cm"><draw:text-box><text:p><text:span text:style-name="T5">a?0</text:span></text:p></draw:text-box></draw:frame><draw:frame text:anchor-type="paragraph" draw:z-index="38" draw:style-name="gr12" draw:text-style-name="P9" svg:width="1.405cm" svg:height="0.69cm" svg:x="14.189cm" svg:y="5.812cm"><draw:text-box><text:p><text:span text:style-name="T5">b?0</text:span></text:p></draw:text-box></draw:frame><draw:custom-shape text:anchor-type="paragraph" draw:z-index="16" draw:style-name="gr4" svg:width="2.301cm" svg:height="1.235cm" svg:x="15.05cm" svg:y="7.68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41" draw:style-name="gr12" draw:text-style-name="P9" svg:width="1.424cm" svg:height="0.69cm" svg:x="15.82cm" svg:y="8.072cm"><draw:text-box><text:p><text:span text:style-name="T5">c?0</text:span></text:p></draw:text-box></draw:frame><draw:frame text:anchor-type="paragraph" draw:z-index="70" draw:style-name="gr26" draw:text-style-name="P4" svg:width="1.996cm" svg:height="0.539cm" svg:x="11.051cm" svg:y="7.784cm"><draw:text-box><text:p text:style-name="P4"><text:span text:style-name="T5">x= - c/b</text:span></text:p></draw:text-box></draw:frame><draw:line text:anchor-type="paragraph" draw:z-index="71" draw:style-name="gr19" draw:text-style-name="P4" svg:x1="3.196cm" svg:y1="10.342cm" svg:x2="3.182cm" svg:y2="11.437cm"><text:p/></draw:line><draw:frame text:anchor-type="paragraph" draw:z-index="72" draw:style-name="gr26" svg:width="2.197cm" svg:height="0.539cm" svg:x="2.427cm" svg:y="9.629cm"><draw:text-box><text:p>x= -b/(2*a)</text:p></draw:text-box></draw:frame><draw:frame text:anchor-type="paragraph" draw:z-index="26" draw:style-name="gr10" draw:text-style-name="P7" svg:width="2.401cm" svg:height="0.489cm" svg:x="2.111cm" svg:y="5.607cm"><draw:text-box><text:p><text:span text:style-name="T1">d=b*b-4*a*c</text:span></text:p></draw:text-box></draw:frame><draw:frame text:anchor-type="paragraph" draw:z-index="34" draw:style-name="gr5" draw:text-style-name="P9" svg:width="1.445cm" svg:height="0.525cm" svg:x="4.052cm" svg:y="3.637cm"><draw:text-box><text:p text:style-name="P10"><text:span text:style-name="T6"><text:s text:c="4"/>≠</text:span></text:p></draw:text-box></draw:frame><draw:frame text:anchor-type="paragraph" draw:z-index="33" draw:style-name="gr13" svg:width="1.303cm" svg:height="0.611cm" svg:x="11.693cm" svg:y="3.581cm"><draw:text-box><text:p>=</text:p></draw:text-box></draw:frame><draw:frame text:anchor-type="paragraph" draw:z-index="40" draw:style-name="gr5" svg:width="1.08cm" svg:height="0.525cm" svg:x="12.601cm" svg:y="5.554cm"><draw:text-box><text:p text:style-name="P10"><text:span text:style-name="T7"><text:s/>≠</text:span></text:p></draw:text-box></draw:frame><draw:frame text:anchor-type="paragraph" draw:z-index="39" draw:style-name="gr17" svg:width="1.183cm" svg:height="0.528cm" svg:x="15.785cm" svg:y="5.572cm"><draw:text-box><text:p>=</text:p></draw:text-box></draw:frame><draw:frame text:anchor-type="paragraph" draw:z-index="43" draw:style-name="gr18" svg:width="1.059cm" svg:height="0.694cm" svg:x="14.711cm" svg:y="7.684cm"><draw:text-box><text:p text:style-name="P10"><text:span text:style-name="T7">≠</text:span></text:p></draw:text-box></draw:frame><draw:frame text:anchor-type="paragraph" draw:z-index="37" draw:style-name="gr16" svg:width="1.324cm" svg:height="0.565cm" svg:x="5.412cm" svg:y="7.525cm"><draw:text-box><text:p>&lt;</text:p></draw:text-box></draw:frame><draw:frame text:anchor-type="paragraph" draw:z-index="35" draw:style-name="gr14" svg:width="1.038cm" svg:height="0.775cm" svg:x="1.208cm" svg:y="7.53cm"><draw:text-box><text:p>&gt;</text:p></draw:text-box></draw:frame><draw:custom-shape text:anchor-type="paragraph" draw:z-index="49" draw:style-name="gr1" svg:width="2.484cm" svg:height="0.738cm" svg:x="6.13cm" svg:y="15.66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frame text:anchor-type="paragraph" draw:z-index="50" draw:style-name="gr20" draw:text-style-name="P7" svg:width="3.225cm" svg:height="0.713cm" svg:x="5.696cm" svg:y="15.808cm"><draw:text-box><text:p text:style-name="P3"><text:span text:style-name="T1">конец</text:span></text:p></draw:text-box></draw:frame><draw:line text:anchor-type="paragraph" draw:z-index="73" draw:style-name="gr19" draw:text-style-name="P4" svg:x1="0.413cm" svg:y1="10.352cm" svg:x2="0.395cm" svg:y2="11.437cm"><text:p/></draw:line><draw:line text:anchor-type="paragraph" draw:z-index="53" draw:style-name="gr19" draw:text-style-name="P4" svg:x1="12.088cm" svg:y1="8.497cm" svg:x2="12.072cm" svg:y2="9.765cm"><text:p/></draw:line><draw:line text:anchor-type="paragraph" draw:z-index="74" draw:style-name="gr19" draw:text-style-name="P4" svg:x1="12.088cm" svg:y1="10.576cm" svg:x2="12.088cm" svg:y2="14.298cm"><text:p/></draw:line><draw:custom-shape text:anchor-type="paragraph" draw:z-index="0" draw:style-name="gr1" svg:width="2.565cm" svg:height="0.743cm" svg:x="6.823cm" svg:y="0.901cm"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0" draw:style-name="gr6" draw:text-style-name="P4" svg:x1="14.612cm" svg:y1="4.161cm" svg:x2="14.612cm" svg:y2="5.422cm"><text:p/></draw:line><draw:custom-shape text:anchor-type="paragraph" draw:z-index="11" draw:style-name="gr4" svg:width="2.301cm" svg:height="1.467cm" svg:x="13.485cm" svg:y="5.369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8" draw:style-name="gr3" draw:text-style-name="P4" svg:x1="14.612cm" svg:y1="4.191cm" svg:x2="9.608cm" svg:y2="4.161cm"><text:p/></draw:line><draw:line text:anchor-type="paragraph" draw:z-index="9" draw:style-name="gr6" draw:text-style-name="P4" svg:x1="3.233cm" svg:y1="4.161cm" svg:x2="3.233cm" svg:y2="5.532cm"><text:p/></draw:line><draw:custom-shape text:anchor-type="paragraph" draw:z-index="25" draw:style-name="gr4" svg:width="2.401cm" svg:height="0.754cm" svg:x="2.037cm" svg:y="5.484cm"><text:p/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2" draw:style-name="gr3" draw:text-style-name="P4" svg:x1="15.785cm" svg:y1="6.1cm" svg:x2="16.2cm" svg:y2="6.1cm"><text:p/></draw:line><draw:line text:anchor-type="paragraph" draw:z-index="15" draw:style-name="gr6" draw:text-style-name="P4" svg:x1="16.199cm" svg:y1="6.1cm" svg:x2="16.199cm" svg:y2="7.788cm"><text:p/></draw:line><draw:line text:anchor-type="paragraph" draw:z-index="13" draw:style-name="gr3" draw:text-style-name="P4" svg:x1="12.072cm" svg:y1="6.078cm" svg:x2="13.485cm" svg:y2="6.099cm"><text:p/></draw:line><draw:line text:anchor-type="paragraph" draw:z-index="14" draw:style-name="gr7" draw:text-style-name="P4" svg:x1="12.072cm" svg:y1="6.079cm" svg:x2="12.072cm" svg:y2="7.767cm"><text:p/></draw:line><draw:rect text:anchor-type="paragraph" draw:z-index="67" draw:style-name="gr27" draw:text-style-name="P4" svg:width="2.2cm" svg:height="0.713cm" svg:x="10.934cm" svg:y="7.784cm"><text:p/></draw:rect><draw:frame text:anchor-type="paragraph" draw:z-index="42" draw:style-name="gr5" svg:width="1.08cm" svg:height="0.525cm" svg:x="17.35cm" svg:y="7.779cm"><draw:text-box><text:p>=</text:p></draw:text-box></draw:frame><draw:line text:anchor-type="paragraph" draw:z-index="18" draw:style-name="gr3" draw:text-style-name="P4" svg:x1="17.777cm" svg:y1="8.303cm" svg:x2="17.35cm" svg:y2="8.303cm"><text:p/></draw:line><draw:line text:anchor-type="paragraph" draw:z-index="20" draw:style-name="gr6" draw:text-style-name="P4" svg:x1="17.777cm" svg:y1="8.303cm" svg:x2="17.777cm" svg:y2="9.767cm"><text:p/></draw:line><draw:line text:anchor-type="paragraph" draw:z-index="17" draw:style-name="gr3" draw:text-style-name="P4" svg:x1="15.05cm" svg:y1="8.285cm" svg:x2="14.623cm" svg:y2="8.285cm"><text:p/></draw:line><draw:line text:anchor-type="paragraph" draw:z-index="19" draw:style-name="gr6" draw:text-style-name="P4" svg:x1="14.623cm" svg:y1="8.285cm" svg:x2="14.623cm" svg:y2="9.749cm"><text:p/></draw:line><draw:frame text:anchor-type="paragraph" draw:z-index="23" draw:style-name="gr8" draw:text-style-name="P5" svg:width="1.588cm" svg:height="0.89cm" svg:x="16.896cm" svg:y="9.765cm"><draw:text-box><text:p><text:span text:style-name="T2">Бесконечное множество корней</text:span></text:p></draw:text-box></draw:frame><draw:custom-shape text:anchor-type="paragraph" draw:z-index="22" draw:style-name="gr4" svg:width="2.698cm" svg:height="0.899cm" svg:x="16.113cm" svg:y="9.765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1" draw:style-name="gr4" svg:width="2.867cm" svg:height="0.74cm" svg:x="13.245cm" svg:y="9.7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24" draw:style-name="gr9" draw:text-style-name="P6" svg:width="1.648cm" svg:height="0.571cm" svg:x="13.892cm" svg:y="9.869cm"><draw:text-box><text:p><text:span text:style-name="T3">нет корней</text:span></text:p></draw:text-box></draw:frame><draw:line text:anchor-type="paragraph" draw:z-index="48" draw:style-name="gr19" draw:text-style-name="P4" svg:x1="17.796cm" svg:y1="10.654cm" svg:x2="17.796cm" svg:y2="14.968cm"><text:p/></draw:line><draw:line text:anchor-type="paragraph" draw:z-index="47" draw:style-name="gr19" draw:text-style-name="P4" svg:x1="14.658cm" svg:y1="10.439cm" svg:x2="14.656cm" svg:y2="14.625cm"><text:p/></draw:line><draw:custom-shape text:anchor-type="paragraph" draw:z-index="60" draw:style-name="gr4" svg:width="3.216cm" svg:height="0.812cm" svg:x="10.119cm" svg:y="9.765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2" draw:style-name="gr22" draw:text-style-name="P4" svg:x1="7.504cm" svg:y1="9.662cm" svg:x2="7.504cm" svg:y2="8.08cm"><text:p/></draw:line><draw:frame text:anchor-type="paragraph" draw:z-index="31" draw:style-name="gr12" draw:text-style-name="P8" svg:width="1.77cm" svg:height="0.69cm" svg:x="6.944cm" svg:y="9.834cm"><draw:text-box><text:p><text:span text:style-name="T4">Мнимые корни</text:span></text:p></draw:text-box></draw:frame><draw:custom-shape text:anchor-type="paragraph" draw:z-index="30" draw:style-name="gr4" svg:width="3.019cm" svg:height="0.862cm" svg:x="6.091cm" svg:y="9.663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21" draw:text-style-name="P4" svg:x1="4.399cm" svg:y1="8.089cm" svg:x2="7.503cm" svg:y2="8.089cm"><text:p/></draw:line><draw:line text:anchor-type="paragraph" draw:z-index="44" draw:style-name="gr19" draw:text-style-name="P4" svg:x1="3.217cm" svg:y1="12.141cm" svg:x2="3.217cm" svg:y2="13.542cm"><text:p/></draw:line><draw:custom-shape text:anchor-type="paragraph" draw:z-index="61" draw:style-name="gr4" svg:width="2.913cm" svg:height="0.705cm" svg:x="1.894cm" svg:y="11.437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63" draw:style-name="gr26" svg:width="1.669cm" svg:height="0.539cm" svg:x="2.45cm" svg:y="11.437cm"><draw:text-box><text:p text:style-name="P4">x</text:p></draw:text-box></draw:frame><draw:rect text:anchor-type="paragraph" draw:z-index="66" draw:style-name="gr27" draw:text-style-name="P4" svg:width="2.44cm" svg:height="0.713cm" svg:x="2.305cm" svg:y="9.629cm"><text:p/></draw:rect><draw:line text:anchor-type="paragraph" draw:z-index="27" draw:style-name="gr3" draw:text-style-name="P4" svg:x1="3.235cm" svg:y1="6.237cm" svg:x2="3.235cm" svg:y2="7.348cm"><text:p/></draw:line><draw:line text:anchor-type="paragraph" draw:z-index="62" draw:style-name="gr25" draw:text-style-name="P4" svg:x1="3.216cm" svg:y1="8.814cm" svg:x2="3.2cm" svg:y2="9.629cm"><text:p/></draw:line><draw:custom-shape text:anchor-type="paragraph" draw:z-index="28" draw:style-name="gr4" svg:width="2.301cm" svg:height="1.467cm" svg:x="2.09cm" svg:y="7.348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6" draw:style-name="gr15" svg:width="0.999cm" svg:height="0.592cm" svg:x="3.392cm" svg:y="8.814cm"><draw:text-box draw:corner-radius="0.231cm"><text:p>=</text:p></draw:text-box></draw:frame><draw:frame text:anchor-type="paragraph" draw:z-index="29" draw:style-name="gr11" draw:text-style-name="P4" svg:width="1.019cm" svg:height="0.63cm" svg:x="2.736cm" svg:y="7.916cm"><draw:text-box><text:p text:style-name="P4">d?0</text:p></draw:text-box></draw:frame><draw:line text:anchor-type="paragraph" draw:z-index="45" draw:style-name="gr19" draw:text-style-name="P4" svg:x1="7.472cm" svg:y1="10.523cm" svg:x2="7.474cm" svg:y2="14.275cm"><text:p/></draw:line><draw:frame text:anchor-type="paragraph" draw:z-index="59" draw:style-name="gr24" draw:text-style-name="P7" svg:width="2.401cm" svg:height="0.511cm" svg:x="-0.355cm" svg:y="12.873cm"><draw:text-box><text:p text:style-name="P7"><text:span text:style-name="T1">x1,x2</text:span></text:p></draw:text-box></draw:frame><draw:line text:anchor-type="paragraph" draw:z-index="75" draw:style-name="gr6" draw:text-style-name="P4" svg:x1="7.476cm" svg:y1="14.275cm" svg:x2="7.472cm" svg:y2="15.684cm"><text:p/></draw:line><draw:line text:anchor-type="paragraph" draw:z-index="76" draw:style-name="gr3" draw:text-style-name="P4" svg:x1="0.365cm" svg:y1="13.559cm" svg:x2="0.365cm" svg:y2="13.783cm"><text:p/></draw:line><draw:line text:anchor-type="paragraph" draw:z-index="7" draw:style-name="gr3" draw:text-style-name="P4" svg:x1="6.636cm" svg:y1="4.161cm" svg:x2="3.233cm" svg:y2="4.161cm"><text:p/></draw:line><draw:frame text:anchor-type="paragraph" draw:z-index="1" draw:style-name="gr2" draw:text-style-name="P3" svg:width="3.384cm" svg:height="0.556cm" svg:x="6.394cm" svg:y="1.044cm"><draw:text-box><text:p text:style-name="P3"><text:span text:style-name="T1">начало</text:span></text:p></draw:text-box></draw:frame><draw:custom-shape text:anchor-type="paragraph" draw:z-index="3" draw:style-name="gr4" svg:width="3.033cm" svg:height="0.747cm" svg:x="6.537cm" svg:y="2.307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7" draw:style-name="gr30" draw:text-style-name="P4" svg:x1="7.472cm" svg:y1="15cm" svg:x2="17.833cm" svg:y2="15cm"><text:p/></draw:line><draw:line text:anchor-type="paragraph" draw:z-index="2" draw:style-name="gr3" draw:text-style-name="P4" svg:x1="8.116cm" svg:y1="1.625cm" svg:x2="8.116cm" svg:y2="2.308cm"><text:p/></draw:line><draw:line text:anchor-type="paragraph" draw:z-index="5" draw:style-name="gr3" draw:text-style-name="P4" svg:x1="8.103cm" svg:y1="3.022cm" svg:x2="8.103cm" svg:y2="3.389cm"><text:p/></draw:line><draw:frame text:anchor-type="paragraph" draw:z-index="4" draw:style-name="gr5" svg:width="2.341cm" svg:height="0.525cm" svg:x="7.003cm" svg:y="2.307cm"><draw:text-box><text:p><text:s text:c="7"/>a,b,c</text:p></draw:text-box></draw:frame><draw:line text:anchor-type="paragraph" draw:z-index="78" draw:style-name="gr30" draw:text-style-name="P4" svg:x1="7.475cm" svg:y1="14.593cm" svg:x2="14.656cm" svg:y2="14.625cm"><text:p/></draw:line><draw:line text:anchor-type="paragraph" draw:z-index="79" draw:style-name="gr30" draw:text-style-name="P4" svg:x1="7.475cm" svg:y1="14.266cm" svg:x2="12.088cm" svg:y2="14.298cm"><text:p/></draw:line><draw:line text:anchor-type="paragraph" draw:z-index="80" draw:style-name="gr3" draw:text-style-name="P4" svg:x1="3.217cm" svg:y1="13.541cm" svg:x2="7.473cm" svg:y2="13.541cm"><text:p/></draw:line><draw:frame text:anchor-type="paragraph" draw:z-index="81" draw:style-name="gr31" draw:text-style-name="P6" svg:width="2.199cm" svg:height="0.733cm" svg:x="10.71cm" svg:y="9.765cm"><draw:text-box><text:p><text:span text:style-name="T3">Корень кратности два,x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Бутолин</meta:initial-creator>
    <meta:creation-date>2016-09-23T17:45:43.85</meta:creation-date>
    <dc:date>2016-09-26T15:58:58.89</dc:date>
    <meta:editing-duration>PT3H32M45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0" meta:word-count="0" meta:character-count="0"/>
  </office:meta>
</office:document-meta>
</file>